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family-generic="roman" style:font-pitch="variable"/>
    <style:font-face style:name="Liberation Mono1"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Contents">
      <style:paragraph-properties fo:margin-left="0cm" fo:margin-right="0cm" fo:line-height="200%" fo:text-align="justify" style:justify-single-word="false" fo:text-indent="0cm" style:auto-text-indent="false"/>
    </style:style>
    <style:style style:name="P2" style:family="paragraph" style:parent-style-name="List_20_Contents">
      <style:paragraph-properties fo:margin-left="0cm" fo:margin-right="0cm" fo:line-height="200%" fo:text-align="justify" style:justify-single-word="false" fo:text-indent="0cm" style:auto-text-indent="false"/>
      <style:text-properties style:font-name="Liberation Mono" fo:font-size="10pt" style:font-size-asian="10pt" style:font-size-complex="10pt"/>
    </style:style>
    <style:style style:name="P3" style:family="paragraph" style:parent-style-name="List_20_Contents">
      <style:paragraph-properties fo:margin-left="0cm" fo:margin-right="0cm" fo:margin-top="0cm" fo:margin-bottom="0.499cm" loext:contextual-spacing="false" fo:line-height="200%" fo:text-align="justify" style:justify-single-word="false" fo:text-indent="0cm" style:auto-text-indent="false"/>
      <style:text-properties style:font-name="Liberation Mono" fo:font-size="10pt" style:font-size-asian="10pt" style:font-size-complex="10pt"/>
    </style:style>
    <style:style style:name="P4" style:family="paragraph" style:parent-style-name="List_20_Contents">
      <style:paragraph-properties fo:line-height="200%" fo:text-align="justify" style:justify-single-word="false"/>
      <style:text-properties style:font-name="Liberation Mono" fo:font-size="10pt" style:font-size-asian="10pt" style:font-size-complex="10pt"/>
    </style:style>
    <style:style style:name="P5" style:family="paragraph" style:parent-style-name="List_20_Heading">
      <style:paragraph-properties fo:line-height="200%" fo:text-align="justify" style:justify-single-word="false"/>
      <style:text-properties style:font-name="Liberation Mono" fo:font-size="10pt" style:font-size-asian="10pt" style:font-size-complex="10pt"/>
    </style:style>
    <style:style style:name="P6" style:family="paragraph" style:parent-style-name="Text_20_body">
      <style:paragraph-properties fo:line-height="200%" fo:text-align="justify" style:justify-single-word="false"/>
      <style:text-properties style:font-name="Liberation Mono" fo:font-size="10pt" fo:background-color="#fff200" style:font-size-asian="10pt" style:font-size-complex="10pt"/>
    </style:style>
    <style:style style:name="P7" style:family="paragraph" style:parent-style-name="Text_20_body">
      <style:paragraph-properties fo:line-height="200%" fo:text-align="justify" style:justify-single-word="false"/>
      <style:text-properties style:font-name="Liberation Mono" fo:font-size="10pt" style:font-size-asian="10pt" style:font-size-complex="10pt"/>
    </style:style>
    <style:style style:name="P8" style:family="paragraph" style:parent-style-name="Standard">
      <style:paragraph-properties fo:line-height="200%" fo:text-align="justify" style:justify-single-word="false"/>
      <style:text-properties style:font-name="Liberation Mono" fo:font-size="10pt" officeooo:rsid="000f5725" officeooo:paragraph-rsid="000f5725" style:font-size-asian="10pt" style:font-size-complex="10pt"/>
    </style:style>
    <style:style style:name="P9" style:family="paragraph" style:parent-style-name="Standard">
      <style:paragraph-properties fo:line-height="200%" fo:text-align="justify" style:justify-single-word="false"/>
      <style:text-properties style:font-name="Liberation Mono" fo:font-size="10pt" style:font-size-asian="10pt" style:font-size-complex="10pt"/>
    </style:style>
    <style:style style:name="P10" style:family="paragraph" style:parent-style-name="Standard">
      <style:paragraph-properties fo:line-height="200%" fo:text-align="justify" style:justify-single-word="false"/>
      <style:text-properties style:font-name="Liberation Mono" fo:font-size="10pt" officeooo:paragraph-rsid="000f5725" style:font-size-asian="10pt" style:font-size-complex="10pt"/>
    </style:style>
    <style:style style:name="P11" style:family="paragraph" style:parent-style-name="Standard">
      <style:paragraph-properties fo:line-height="200%" fo:text-align="justify" style:justify-single-word="false"/>
      <style:text-properties style:font-name="Liberation Mono" fo:font-size="10pt" fo:background-color="#fff200" style:font-size-asian="10pt" style:font-size-complex="10pt"/>
    </style:style>
    <style:style style:name="P12" style:family="paragraph" style:parent-style-name="Standard">
      <style:paragraph-properties fo:line-height="200%" fo:text-align="justify" style:justify-single-word="false" fo:break-before="page"/>
      <style:text-properties style:font-name="Liberation Mono" fo:font-size="10pt" style:font-size-asian="10pt" style:font-size-complex="10pt"/>
    </style:style>
    <style:style style:name="P13" style:family="paragraph" style:parent-style-name="Standard_20_1_7e_LT_7e_Gliederung_20_1">
      <style:paragraph-properties fo:line-height="200%" fo:text-align="justify" style:justify-single-word="false"/>
      <style:text-properties style:font-name="Liberation Mono" fo:font-size="10pt" style:font-size-asian="10pt" style:font-size-complex="10pt"/>
    </style:style>
    <style:style style:name="P14" style:family="paragraph" style:parent-style-name="Standard_20_1_7e_LT_7e_Gliederung_20_1">
      <style:paragraph-properties fo:line-height="200%" fo:text-align="justify" style:justify-single-word="false"/>
      <style:text-properties style:font-name="Liberation Mono" fo:font-size="10pt" officeooo:rsid="000f5725" officeooo:paragraph-rsid="000f5725" style:font-size-asian="10pt" style:font-size-complex="10pt"/>
    </style:style>
    <style:style style:name="P15" style:family="paragraph" style:parent-style-name="Standard_20_1_7e_LT_7e_Gliederung_20_1">
      <style:paragraph-properties fo:margin-left="0cm" fo:margin-right="0cm" fo:text-indent="0cm" style:auto-text-indent="false"/>
      <style:text-properties style:font-name="Liberation Mono" fo:font-size="10pt" style:font-size-asian="10pt" style:font-size-complex="10pt"/>
    </style:style>
    <style:style style:name="P16" style:family="paragraph" style:parent-style-name="Standard_20_2_7e_LT_7e_Gliederung_20_1">
      <style:paragraph-properties fo:line-height="200%" fo:text-align="justify" style:justify-single-word="false"/>
      <style:text-properties style:font-name="Liberation Mono" fo:font-size="10pt" officeooo:rsid="000f5725" officeooo:paragraph-rsid="000f5725" style:font-size-asian="10pt" style:font-size-complex="10pt"/>
    </style:style>
    <style:style style:name="P17" style:family="paragraph" style:parent-style-name="Standard_20_3_7e_LT_7e_Gliederung_20_1">
      <style:paragraph-properties fo:line-height="200%" fo:text-align="justify" style:justify-single-word="false"/>
      <style:text-properties style:font-name="Liberation Mono" fo:font-size="10pt" officeooo:rsid="000f5725" officeooo:paragraph-rsid="000f5725" style:font-size-asian="10pt" style:font-size-complex="10pt"/>
    </style:style>
    <style:style style:name="P18" style:family="paragraph" style:parent-style-name="Standard_20_3_7e_LT_7e_Gliederung_20_1">
      <style:paragraph-properties fo:margin-left="0cm" fo:margin-right="0cm" fo:line-height="200%" fo:text-align="start" style:justify-single-word="false" fo:text-indent="0cm" style:auto-text-indent="false"/>
      <style:text-properties fo:color="#000000" style:text-outline="false" style:text-line-through-style="none" style:text-line-through-type="none" style:font-name="Liberation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P19" style:family="paragraph" style:parent-style-name="Standard_20_3_7e_LT_7e_Gliederung_20_1">
      <style:paragraph-properties fo:margin-left="0cm" fo:margin-right="0cm" fo:line-height="200%" fo:text-align="start" style:justify-single-word="false" fo:text-indent="0cm" style:auto-text-indent="false"/>
      <style:text-properties style:font-name="Liberation Mono" fo:font-size="10pt" style:font-size-asian="10pt" style:font-size-complex="10pt"/>
    </style:style>
    <style:style style:name="P20" style:family="paragraph" style:parent-style-name="Heading_20_2">
      <style:paragraph-properties fo:line-height="200%" fo:text-align="justify" style:justify-single-word="false"/>
      <style:text-properties style:font-name="Liberation Mono" fo:font-size="10pt" style:font-size-asian="10pt" style:font-size-complex="10pt"/>
    </style:style>
    <style:style style:name="P21" style:family="paragraph" style:parent-style-name="Heading_20_2">
      <style:paragraph-properties fo:line-height="200%" fo:text-align="justify" style:justify-single-word="false" fo:break-before="page"/>
      <style:text-properties style:font-name="Liberation Mono" fo:font-size="10pt" style:font-size-asian="10pt" style:font-size-complex="10pt"/>
    </style:style>
    <style:style style:name="T1" style:family="text">
      <style:text-properties fo:language="es" fo:country="ES"/>
    </style:style>
    <style:style style:name="T2" style:family="text">
      <style:text-properties style:font-name="Liberation Mono"/>
    </style:style>
    <style:style style:name="T3" style:family="text">
      <style:text-properties style:font-name="Liberation Mono" fo:font-size="10pt" style:font-size-asian="10pt" style:font-size-complex="10pt"/>
    </style:style>
    <style:style style:name="T4" style:family="text">
      <style:text-properties fo:font-size="10pt" style:font-size-asian="10pt" style:font-size-complex="10pt"/>
    </style:style>
    <style:style style:name="T5" style:family="text">
      <style:text-properties fo:font-weight="bold"/>
    </style:style>
    <style:style style:name="T6" style:family="text">
      <style:text-properties fo:font-style="italic"/>
    </style:style>
    <style:style style:name="T7" style:family="text">
      <style:text-properties fo:font-style="italic" fo:font-weight="bold"/>
    </style:style>
    <style:style style:name="T8" style:family="text">
      <style:text-properties fo:background-color="#fff200" loext:char-shading-value="0"/>
    </style:style>
    <style:style style:name="T9" style:family="text">
      <style:text-properties fo:color="#000000" style:text-outline="false" style:text-line-through-style="none" style:text-line-through-type="none" style:font-name="Liberation Mono2" fo:font-size="22pt" fo:font-style="normal" fo:text-shadow="none" style:text-underline-style="none" fo:font-weight="normal" style:letter-kerning="true" style:font-size-asian="22pt" style:font-style-asian="normal" style:font-weight-asian="normal" style:text-emphasize="none"/>
    </style:style>
    <style:style style:name="T10" style:family="text">
      <style:text-properties fo:color="#000000" style:text-outline="false" style:text-line-through-style="none" style:text-line-through-type="none" style:font-name="Liberation Mono2" fo:font-style="normal" fo:text-shadow="none" style:text-underline-style="none" fo:font-weight="normal" style:letter-kerning="true" style:font-style-asian="normal" style:font-weight-asian="normal" style:text-emphasize="none"/>
    </style:style>
    <style:style style:name="T11" style:family="text">
      <style:text-properties fo:color="#000000" style:text-outline="false" style:text-line-through-style="none" style:text-line-through-type="none" style:font-name="Liberation Mono2" fo:font-size="32pt" fo:font-style="normal" fo:text-shadow="none" style:text-underline-style="none" fo:font-weight="normal" style:letter-kerning="true" style:font-size-asian="32pt" style:font-style-asian="normal" style:font-weight-asian="normal" style:text-emphasize="none"/>
    </style:style>
    <style:style style:name="T12" style:family="text">
      <style:text-properties fo:color="#000000" style:text-outline="false" style:text-line-through-style="none" style:text-line-through-type="none" style:font-name="Liberation Mono2" fo:font-size="32pt" fo:font-style="italic" fo:text-shadow="none" style:text-underline-style="none" fo:font-weight="normal" style:letter-kerning="true" style:font-size-asian="32pt" style:font-style-asian="italic" style:font-weight-asian="normal" style:text-emphasize="none"/>
    </style:style>
    <style:style style:name="T13"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4" style:family="text">
      <style:text-properties fo:color="#00000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text-emphasize="none"/>
    </style:style>
    <style:style style:name="T15" style:family="text">
      <style:text-properties fo:color="#0000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text-emphasize="none"/>
    </style:style>
    <style:style style:name="T16" style:family="text">
      <style:text-properties fo:color="#000000" style:text-outline="false" style:text-line-through-style="none" style:text-line-through-type="none" fo:font-size="32pt" fo:font-style="italic" fo:text-shadow="none" style:text-underline-style="none" fo:font-weight="normal" style:letter-kerning="true" style:font-size-asian="32pt" style:font-style-asian="italic" style:font-weight-asian="normal" style:text-emphasize="none"/>
    </style:style>
    <style:style style:name="T17"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8" style:family="text">
      <style:text-properties fo:font-weight="normal" style:font-weight-asian="normal"/>
    </style:style>
    <style:style style:name="T19" style:family="text">
      <style:text-properties style:font-name="Liberation Mono"/>
    </style:style>
    <style:style style:name="T20" style:family="text">
      <style:text-properties style:font-name="Liberation Mono"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ocumento de referencias de texto <text:s/></text:p>
      <text:p text:style-name="P9"/>
      <text:p text:style-name="P9">Introducción HTML</text:p>
      <text:p text:style-name="P9"/>
      <text:p text:style-name="P11">HTML es el lenguaje de marcado estándar para crear páginas web.</text:p>
      <text:p text:style-name="P9">¿Qué es el HTML?</text:p>
      <text:p text:style-name="P9"/>
      <text:p text:style-name="P11">HTML significa lenguaje de marcado de hipertexto</text:p>
      <text:p text:style-name="P11">HTML describe la estructura de una página web</text:p>
      <text:p text:style-name="P11">HTML consiste en una serie de elementos</text:p>
      <text:p text:style-name="P11">Los elementos HTML le dicen al navegador cómo mostrar el contenido</text:p>
      <text:p text:style-name="P11">Los elementos HTML están representados por etiquetas</text:p>
      <text:p text:style-name="P9">Las etiquetas HTML etiquetan piezas de contenido como 'encabezado', 'párrafo', 'tabla', etc.</text:p>
      <text:p text:style-name="P9"/>
      <text:p text:style-name="P11">Los navegadores no muestran las etiquetas HTML, pero las usan para representar el contenido de la página</text:p>
      <text:p text:style-name="P9"/>
      <text:p text:style-name="P6">En su corazón, HTML es un lenguaje muy sencillo compuesto de elementos, que pueden ser aplicados a piezas de texto para darles un significado diferente en un documento (¿Esto es un párrafo? ¿Esto es una lista con viñetas? ¿Esto es parte de una tabla?), estructura un documento en secciones lógicas (¿Tiene una cabecera? ¿Tres columnas de contenido? ¿Un menú de navegación?) e incrusta contenido como imágenes y vídeos en una página. Este módulo introducirá los dos primeros de estos, e introduce conceptos fundamentales y la sintaxis que necesitas para entender HTML.</text:p>
      <text:h text:style-name="P20" text:outline-level="2"/>
      <text:h text:style-name="P21" text:outline-level="2"><text:bookmark text:name="Requisitos_previos"/>Requisitos previos</text:h>
      <text:p text:style-name="P7">Antes de empezar este módulo, no necesitas conocimientos previos de HTML, pero deberías estar, al menos, familiarizado con el uso básico de computadoras, y usar la Web pasivamente (i.e. sólo revisándolo, consumiendo el contenido). <text:span text:style-name="T8">Deberías tener un entorno de trabajo básico establecido como se detalla en Instalación de software básico, y entender cómo crear y gestionar archivos, como se detalla en Manejando los archivos — ambas son partes de nuestro módulo para principiantes Primeros pasos en la Web.</text:span></text:p>
      <text:p text:style-name="P6"/>
      <text:h text:style-name="P20" text:outline-level="2"><text:bookmark text:name="Guías"/>Guías</text:h>
      <text:p text:style-name="P7">Este módulo contiene los siguientes artículos, que te llevarán a través de toda la teoría básica de HTML, y te proporcionarán una amplia oportunidad de probar algunas habilidades.</text:p>
      <text:p text:style-name="P7"/>
      <text:p text:style-name="P5">Primeros pasos con HTML </text:p>
      <text:p text:style-name="P2">Cubre las bases absolutas de HTML, para que puedas empezar — definimos elementos, atributos, y todas los otros términos importantes que puedes haber escuchado, y en donde encajan en el lenguaje. También mostramos cómo un elemento HTML está estructurado, cómo está estructurada una página HTML típica, y explica otras características importantes. <text:bookmark text:name="result_box"/><text:span text:style-name="T1">En el camino, vamos a tener un juego con algo de HTML ¡Para que te intereses!</text:span> </text:p>
      <text:p text:style-name="P4"/>
      <text:p text:style-name="P5">¿Qué hay en la cabecera? Metadatos en HTML </text:p>
      <text:p text:style-name="P1"><text:span text:style-name="T3">La cabecera de un documento HTML es la parte que </text:span><text:span text:style-name="Strong_20_Emphasis"><text:span text:style-name="T3">no</text:span></text:span><text:span text:style-name="T3"> se muestra en el navegador web cuando se carga una página. Esta contiene información como el título (</text:span><text:span text:style-name="Source_20_Text"><text:span text:style-name="T3">&lt;title&gt;</text:span></text:span><text:span text:style-name="T3">) de la página, enlaces a CSS (si quieres estilizar tu contenido HTML con CSS), enlaces a favicons personalizados, y metadatos (que son los datos sobre el HTML, como quién lo escribió, y palabras clave que describen el documento). </text:span></text:p>
      <text:p text:style-name="P4"><text:soft-page-break/></text:p>
      <text:p text:style-name="P5">Fundamentos de texto HTML </text:p>
      <text:p text:style-name="P1"><text:span text:style-name="T3">Uno de los principales trabajos de HTML es darle significado al texto (también conocido como </text:span><text:span text:style-name="Strong_20_Emphasis"><text:span text:style-name="T3">semántica</text:span></text:span><text:span text:style-name="T3">) para que el navegador sepa cómo mostrarlo correctamente. Este artículo trata cómo usar HTML para convertir un bloque de texto en una estructura de encabezados y párrafos, agregar énfasis o importancia a las palabras, crear listas y más. </text:span></text:p>
      <text:p text:style-name="P5"/>
      <text:p text:style-name="P5">Creando hipervínculos </text:p>
      <text:p text:style-name="P2">Los hipervínculos son realmente importantes — estos son los que hacen la Web. Este artículo muestra la sintaxis requerida para hacer un enlace, y discute las mejores prácticas sobre enlaces. </text:p>
      <text:p text:style-name="P4"/>
      <text:p text:style-name="P5">Formato de texto avanzado </text:p>
      <text:p text:style-name="P2">Hay muchos otros elementos en HTML para formatear texto, que no hemos tratado en los artículos fundamentos de texto HTML. Los elementos aquí son menos conocidos, pero siguen siendo útiles conocer. Aquí aprenderás sobre el marcado de citas, listas de descripción, código de computadoras y otros textos relacionados, <text:bookmark text:name="result_box1"/><text:span text:style-name="T1">subíndices y superíndices, información de contacto, y mucho más.</text:span> </text:p>
      <text:p text:style-name="P4"/>
      <text:p text:style-name="P5">Documento estructura del sitio web </text:p>
      <text:p text:style-name="P2">Así como definimos las partes individuales de tu página (como "un párrafo" o "una imagen"), HTML también es usado para definir las áreas de tu sitio web (como "la cabecera", "el menú de navegación", "la columna de contenido principal"). Este artículo trata sobre cómo planear una estructura básica del sitio web, y escribir el HTML para representar esta estructura. </text:p>
      <text:p text:style-name="P4"/>
      <text:p text:style-name="P5">Depurando HTML </text:p>
      <text:p text:style-name="P3">Escribir HTML está bien, pero ¿Qué pasa si algo está mal, y no puedes encontrar en dónde está el error en el código? Este artículo introducirá algunas herramientas que te podrán ayudar. </text:p>
      <text:p text:style-name="P7"><text:soft-page-break/></text:p>
      <text:p text:style-name="P13"/>
      <text:p text:style-name="P15"><text:span text:style-name="T13">Significa lenguaje de marcado de hipertexto</text:span></text:p>
      <text:p text:style-name="P15"><text:span text:style-name="T13">Describe la estructura de una página web</text:span></text:p>
      <text:p text:style-name="P15"><text:span text:style-name="T13">Consiste en una serie de elementos</text:span></text:p>
      <text:p text:style-name="P15"><text:span text:style-name="T13">Los elementos HTML le dicen al navegador cómo mostrar el contenido</text:span></text:p>
      <text:p text:style-name="P15"><text:span text:style-name="T13">Los elementos HTML están representados por etiquetas</text:span></text:p>
      <text:p text:style-name="P9"/>
      <text:p text:style-name="P12"/>
      <text:p text:style-name="P7"><text:span text:style-name="T5">HTML</text:span>, siglas en inglés de <text:span text:style-name="T7">HyperText Markup Language</text:span> (‘lenguaje de marcas de hipertexto’), hace referencia al lenguaje de marcado para la elaboración de páginas web. Es un estándar que sirve de referencia del software que conecta con la elaboración de páginas web en sus diferentes versiones, define una estructura básica y un código (denominado código HTML) para la definición de contenido de una página web, como texto, imágenes, videos, juegos, entre otros. Es un estándar a cargo del <text:span text:style-name="T6">World Wide Web Consortium</text:span> (W3C) o Consorcio WWW, organización dedicada a la estandarización de casi todas las tecnologías ligadas a la web, sobre todo en lo referente a su escritura e interpretación. HTML se considera el lenguaje web más importante siendo su invención crucial en la aparición, desarrollo y expansión de la World Wide Web (WWW). Es el estándar que se ha impuesto en la visualización de páginas web y es el que todos los navegadores actuales han adoptado.<text:bookmark text:name="cite_ref-1"/>[1]​ </text:p>
      <text:p text:style-name="P7">El lenguaje HTML basa su filosofía de desarrollo en la diferenciación. Para añadir un elemento externo a la página (imagen, vídeo, <text:span text:style-name="T6">script</text:span>, entre otros.), este no se incrusta directamente en el código de la página, sino que se hace una referencia a la ubicación de dicho elemento mediante texto. De este modo, la página web contiene solamente texto mientras que recae en el navegador web (interpretador del código) la tarea de unir todos los elementos y visualizar la página final. Al ser un estándar, HTML busca ser un lenguaje que permita que cualquier página web escrita en una determinada versión, pueda ser interpretada de la misma forma (estándar) por cualquier navegador web actualizado. </text:p>
      <text:p text:style-name="P7">Sin embargo, a lo largo de sus diferentes versiones, se han incorporado y suprimido diversas características, con el fin de hacerlo más eficiente y facilitar el desarrollo de páginas web compatibles con distintos navegadores y plataformas (PC de escritorio, portátiles, teléfonos inteligentes, tabletas, etc.) No obstante, para interpretar correctamente una nueva versión de HTML, los desarrolladores de navegadores web deben incorporar estos cambios y el usuario debe ser capaz de usar la nueva versión del navegador con los cambios incorporados. Normalmente los cambios son aplicados mediante parches de <text:soft-page-break/>actualización automática (Firefox, Chrome) u ofreciendo una nueva versión del navegador con todos los cambios incorporados, en un sitio web de descarga oficial (Internet Explorer). Por lo que un navegador desactualizado no será capaz de interpretar correctamente una página web escrita en una versión de HTML superior a la que pueda interpretar, lo que obliga muchas veces a los desarrolladores a aplicar técnicas y cambios que permitan corregir problemas de visualización e incluso de interpretación de código HTML. Así mismo, las páginas escritas en una versión anterior de HTML deberían ser actualizadas o reescritas, lo que no siempre se cumple. Es por ello que ciertos navegadores todavía mantienen la capacidad de interpretar páginas web de versiones HTML anteriores. Por estas razones, todavía existen diferencias entre distintos navegadores y versiones al interpretar una misma página web. </text:p>
      <text:p text:style-name="P9"/>
      <text:p text:style-name="P9"/>
      <text:p text:style-name="P9">Historia HTML</text:p>
      <text:p text:style-name="P9"/>
      <text:p text:style-name="P9">Desde los primeros días de la World Wide Web, ha habido muchas versiones de HTML:</text:p>
      <text:p text:style-name="P9">Versión del año</text:p>
      <text:p text:style-name="P9">1989 Tim Berners-Lee inventó www</text:p>
      <text:p text:style-name="P9">1991 Tim Berners-Lee inventó HTML</text:p>
      <text:p text:style-name="P9">1993 Dave Raggett redactó HTML +</text:p>
      <text:p text:style-name="P9">1995 HTML Working Group definió HTML 2.0</text:p>
      <text:p text:style-name="P9">Recomendación del W3C de 1997: HTML 3.2</text:p>
      <text:p text:style-name="P9">Recomendación W3C 1999: HTML 4.01</text:p>
      <text:p text:style-name="P9">Recomendación 2000 W3C: XHTML 1.0</text:p>
      <text:p text:style-name="P9">2008 WHATWG HTML5 Primer borrador público</text:p>
      <text:p text:style-name="P9">2012 WHATWG HTML5 Living Standard</text:p>
      <text:p text:style-name="P9">Recomendación W3C 2014: HTML5</text:p>
      <text:p text:style-name="P9">Recomendación del candidato del W3C para 2016: HTML 5.1</text:p>
      <text:p text:style-name="P9">Recomendación W3C 2017: HTML5.1 2a edición</text:p>
      <text:p text:style-name="P9">Recomendación W3C 2017: HTML5.2</text:p>
      <text:p text:style-name="P12"/>
      <text:p text:style-name="P8">Referencias </text:p>
      <text:p text:style-name="P8"/>
      <text:p text:style-name="P8">MDN Web Docs. (s. f.). Recuperado 8 de mayo de 2020, de https://developer.mozilla.org/es/</text:p>
      <text:p text:style-name="P8"/>
      <text:p text:style-name="P10">W3Schools Online Web Tutorials. (s. f.). Recuperado 8 de mayo de 2020, de https://www.w3schools.com/default.asp</text:p>
      <text:p text:style-name="P10"/>
      <text:p text:style-name="P8">Wikipedia, la enciclopedia libre. (s. f.). Recuperado 8 de mayo de 2020, de https://es.wikipedia.org/wiki/Wikipedia:Portada</text:p>
      <text:p text:style-name="P8"/>
      <text:p text:style-name="P8"/>
      <text:p text:style-name="P14"/>
      <text:p text:style-name="P15"><text:span text:style-name="T13">Significa lenguaje de marcado de hipertexto</text:span></text:p>
      <text:p text:style-name="P15"><text:span text:style-name="T13">Describe la estructura de una página web</text:span></text:p>
      <text:p text:style-name="P15"><text:span text:style-name="T13">Consiste en una serie de elementos</text:span></text:p>
      <text:p text:style-name="P15"><text:span text:style-name="T13">Los elementos HTML le dicen al navegador cómo mostrar el contenido</text:span></text:p>
      <text:p text:style-name="P15"><text:span text:style-name="T13">Los elementos HTML están representados por etiquetas</text:span></text:p>
      <text:p text:style-name="P8"/>
      <text:p text:style-name="P8"/>
      <text:p text:style-name="P16"><text:span text:style-name="T13">Es un estándar a cargo del </text:span><text:span text:style-name="T17">World Wide Web Consortium</text:span><text:span text:style-name="T13"> (W3C) o Consorcio WWW, organización dedicada a la estandarizar casi todas las tecnologías ligadas a la web, sobre todo en lo referente a su escritura e interpretación. HTML se considera el lenguaje web más importante siendo su invención crucial en la aparición, desarrollo y expansión de la World Wide Web (WWW). Es el estándar que se ha impuesto en la visualización de páginas web y es el que todos los navegadores actuales han adoptado.</text:span></text:p>
      <text:p text:style-name="P16"><text:span text:style-name="T13"/></text:p>
      <text:p text:style-name="P17"><text:span text:style-name="T13"/></text:p>
      <text:p text:style-name="P17"><text:soft-page-break/><text:span text:style-name="T13">1989 Tim Berners-Lee inventó www</text:span></text:p>
      <text:p text:style-name="P19"><text:span text:style-name="T13">1991 Tim Berners-Lee inventó HTML</text:span></text:p>
      <text:p text:style-name="P19"><text:span text:style-name="T13">1993 Dave Raggett redactó HTML +</text:span></text:p>
      <text:p text:style-name="P19"><text:span text:style-name="T13">1995 HTML Working Group definió HTML 2.0</text:span></text:p>
      <text:p text:style-name="P18"/>
      <text:p text:style-name="P8"><text:span text:style-name="T13"/></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family-generic="roman" style:font-pitch="variable"/>
    <style:font-face style:name="Liberation Mono1"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Vintage_7e_LT_7e_Gliederung_20_1" style:display-name="Vintage~LT~Gliederung 1" style:family="paragraph" style:default-outline-level="">
      <style:paragraph-properties fo:margin-top="0cm" fo:margin-bottom="0.499cm" loext:contextual-spacing="false"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top="0cm" fo:margin-bottom="0.3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top="0cm" fo:margin-bottom="0.3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top="0cm" fo:margin-bottom="0.198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top="0cm" fo:margin-bottom="0.099cm" loext:contextual-spacing="false" fo:text-align="center" style:justify-single-word="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o_20_original" style:display-name="Texto original"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uy_20_destacado" style:display-name="Muy destac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Enlace_20_de_20_Internet" style:display-name="Enlace de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1_7e_LT_7e_Hintergrund" style:display-name="Standard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2_7e_LT_7e_Gliederung_20_1" style:display-name="Standard 2~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Gliederung_20_2" style:display-name="Standard 2~LT~Gliederung 2" style:family="paragraph" style:parent-style-name="Standard_20_2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2_7e_LT_7e_Gliederung_20_3" style:display-name="Standard 2~LT~Gliederung 3" style:family="paragraph" style:parent-style-name="Standard_20_2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2_7e_LT_7e_Gliederung_20_4" style:display-name="Standard 2~LT~Gliederung 4" style:family="paragraph" style:parent-style-name="Standard_20_2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5" style:display-name="Standard 2~LT~Gliederung 5" style:family="paragraph" style:parent-style-name="Standard_20_2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6" style:display-name="Standard 2~LT~Gliederung 6" style:family="paragraph" style:parent-style-name="Standard_20_2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7" style:display-name="Standard 2~LT~Gliederung 7" style:family="paragraph" style:parent-style-name="Standard_20_2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8" style:display-name="Standard 2~LT~Gliederung 8" style:family="paragraph" style:parent-style-name="Standard_20_2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Gliederung_20_9" style:display-name="Standard 2~LT~Gliederung 9" style:family="paragraph" style:parent-style-name="Standard_20_2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2_7e_LT_7e_Titel" style:display-name="Standard 2~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Untertitel" style:display-name="Standard 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Notizen" style:display-name="Standard 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2_7e_LT_7e_Hintergrundobjekte" style:display-name="Standard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2_7e_LT_7e_Hintergrund" style:display-name="Standard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3_7e_LT_7e_Gliederung_20_1" style:display-name="Standard 3~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Gliederung_20_2" style:display-name="Standard 3~LT~Gliederung 2" style:family="paragraph" style:parent-style-name="Standard_20_3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3_7e_LT_7e_Gliederung_20_3" style:display-name="Standard 3~LT~Gliederung 3" style:family="paragraph" style:parent-style-name="Standard_20_3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3_7e_LT_7e_Gliederung_20_4" style:display-name="Standard 3~LT~Gliederung 4" style:family="paragraph" style:parent-style-name="Standard_20_3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5" style:display-name="Standard 3~LT~Gliederung 5" style:family="paragraph" style:parent-style-name="Standard_20_3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6" style:display-name="Standard 3~LT~Gliederung 6" style:family="paragraph" style:parent-style-name="Standard_20_3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7" style:display-name="Standard 3~LT~Gliederung 7" style:family="paragraph" style:parent-style-name="Standard_20_3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8" style:display-name="Standard 3~LT~Gliederung 8" style:family="paragraph" style:parent-style-name="Standard_20_3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Gliederung_20_9" style:display-name="Standard 3~LT~Gliederung 9" style:family="paragraph" style:parent-style-name="Standard_20_3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3_7e_LT_7e_Titel" style:display-name="Standard 3~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Untertitel" style:display-name="Standard 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Notizen" style:display-name="Standard 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20_3_7e_LT_7e_Hintergrundobjekte" style:display-name="Standard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20_3_7e_LT_7e_Hintergrund" style:display-name="Standard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22:03:37.051451743</meta:creation-date>
    <dc:date>2020-05-11T18:48:53.804370699</dc:date>
    <meta:editing-duration>PT29M28S</meta:editing-duration>
    <meta:editing-cycles>6</meta:editing-cycles>
    <meta:generator>LibreOffice/6.0.7.3$Linux_X86_64 LibreOffice_project/00m0$Build-3</meta:generator>
    <meta:document-statistic meta:table-count="0" meta:image-count="0" meta:object-count="0" meta:page-count="8" meta:paragraph-count="68" meta:word-count="1493" meta:character-count="9496" meta:non-whitespace-character-count="8047"/>
  </office:meta>
</office:document-meta>
</file>